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3">&lt;get_s1_s2(o.partner_id).upper()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7"><text:span text:style-name="T1"><text:s text:c="5"/></text:span></text:p>
            <text:p text:style-name="P7"><text:span text:style-name="T1"><text:s text:c="5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o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7T13:54:34</dc:date>
    <meta:editing-duration>PT15H56M39S</meta:editing-duration>
    <meta:editing-cycles>335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164" meta:character-count="2155" meta:non-whitespace-character-count="1807"/>
  </office:meta>
</office:document-meta>
</file>